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2466666666667cm" style:use-optimal-column-width="true"/>
    </style:style>
    <style:style style:name="co2" style:family="table-column">
      <style:table-column-properties fo:break-before="auto" style:column-width="2.58233333333333cm" style:use-optimal-column-width="true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開発基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<text:ruby text:style-name="ru1"><text:ruby-base>開発基盤</text:ruby-base><text:ruby-text text:style-name="T1">カイハツキバン</text:ruby-text></text:ruby></text:p>
          </table:table-cell>
          <table:table-cell office:value-type="string" table:style-name="ce1">
            <text:p>Laravel(php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rvelクエリビルダ<text:ruby text:style-name="ru1"><text:ruby-base>機能</text:ruby-base><text:ruby-text text:style-name="T1">キノウ</text:ruby-text></text:ruby>を<text:ruby text:style-name="ru1"><text:ruby-base>使用</text:ruby-base><text:ruby-text text:style-name="T1">シヨウ</text:ruby-text></text:ruby>せず、SQL<text:ruby text:style-name="ru1"><text:ruby-base>文</text:ruby-base><text:ruby-text text:style-name="T1">ブン</text:ruby-text></text:ruby>を<text:ruby text:style-name="ru1"><text:ruby-base>直接</text:ruby-base><text:ruby-text text:style-name="T1">チョクセツ</text:ruby-text></text:ruby><text:ruby text:style-name="ru1"><text:ruby-base>記述</text:ruby-base><text:ruby-text text:style-name="T1">キジュツ</text:ruby-text></text:ruby>す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データベース</text:p>
          </table:table-cell>
          <table:table-cell office:value-type="string" table:style-name="ce1">
            <text:p>Mysql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性能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-Forme</meta:initial-creator>
    <dc:creator>B-Forme</dc:creator>
    <meta:creation-date>2015-06-05T18:19:34Z</meta:creation-date>
    <dc:date>2021-06-23T05:14:48Z</dc:date>
  </office:meta>
</office:document-meta>
</file>